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A0000018C5CE6BC9D5B0EC880.png" manifest:media-type="image/png"/>
  <manifest:file-entry manifest:full-path="Pictures/10000001000002550000018B69A225DDA3A91C58.png" manifest:media-type="image/png"/>
  <manifest:file-entry manifest:full-path="Pictures/10000001000002560000018E3697E4B5DC7D5EA2.png" manifest:media-type="image/png"/>
  <manifest:file-entry manifest:full-path="Pictures/100000010000025C00000193C1E8B7C414EC8C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378cm" svg:height="11.43cm" svg:x="3.577cm" svg:y="2.54cm">
          <draw:image xlink:href="Pictures/100000010000025A0000018C5CE6BC9D5B0EC8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8.13cm" svg:height="12.065cm" svg:x="4.445cm" svg:y="2.54cm">
          <draw:image xlink:href="Pictures/10000001000002560000018E3697E4B5DC7D5E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7.716cm" svg:height="11.721cm" svg:x="4.509cm" svg:y="2.884cm">
          <draw:image xlink:href="Pictures/10000001000002550000018B69A225DDA3A91C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7.145cm" svg:height="11.439cm" svg:x="5.08cm" svg:y="3.166cm">
          <draw:image xlink:href="Pictures/100000010000025C00000193C1E8B7C414EC8C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4T21:40:13.739000000</meta:creation-date>
    <dc:date>2023-02-04T21:45:29.696000000</dc:date>
    <meta:editing-duration>PT5M16S</meta:editing-duration>
    <meta:editing-cycles>1</meta:editing-cycles>
    <meta:document-statistic meta:object-count="33"/>
    <meta:generator>LibreOffice/7.4.5.1$Windows_X86_64 LibreOffice_project/9c0871452b3918c1019dde9bfac75448afc4b57f</meta:generator>
  </office:meta>
</office:document-meta>
</file>